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+68 (274) 51-01917</text:p>
      <text:p text:style-name="Preformatted_20_Text">+4146666-27-586</text:p>
      <text:p text:style-name="Preformatted_20_Text">+37 404 1803702</text:p>
      <text:p text:style-name="Preformatted_20_Text">+33899 7944175</text:p>
      <text:p text:style-name="Preformatted_20_Text">83-261-6570434</text:p>
      <text:p text:style-name="Preformatted_20_Text">769 5352846</text:p>
      <text:p text:style-name="Preformatted_20_Text">159-7041735</text:p>
      <text:p text:style-name="Preformatted_20_Text">60-45-086</text:p>
      <text:p text:style-name="Preformatted_20_Text">+67 (979) 55-46685</text:p>
      <text:p text:style-name="Preformatted_20_Text">+9591611-42-197</text:p>
      <text:p text:style-name="Preformatted_20_Text">+99 368 6387645</text:p>
      <text:p text:style-name="Preformatted_20_Text">+31146 9015358</text:p>
      <text:p text:style-name="Preformatted_20_Text">29-405-5296355</text:p>
      <text:p text:style-name="Preformatted_20_Text">359 4397409</text:p>
      <text:p text:style-name="Preformatted_20_Text">721-9850530</text:p>
      <text:p text:style-name="Preformatted_20_Text">79-83-715</text:p>
      <text:p text:style-name="Preformatted_20_Text">+72 (475) 53-08003</text:p>
      <text:p text:style-name="Preformatted_20_Text">+5262689-68-933</text:p>
      <text:p text:style-name="Preformatted_20_Text">+73 285 5637032</text:p>
      <text:p text:style-name="Preformatted_20_Text">+97184 4732643</text:p>
      <text:p text:style-name="Preformatted_20_Text">62-740-6110139</text:p>
      <text:p text:style-name="Preformatted_20_Text">531 4316494</text:p>
      <text:p text:style-name="Preformatted_20_Text">375-9095354</text:p>
      <text:p text:style-name="Preformatted_20_Text">17-79-840</text:p>
      <text:p text:style-name="Preformatted_20_Text">+93 (883) 92-65570</text:p>
      <text:p text:style-name="Preformatted_20_Text"><text:soft-page-break/>+4843344-76-956</text:p>
      <text:p text:style-name="Preformatted_20_Text">+51 196 5342166</text:p>
      <text:p text:style-name="Preformatted_20_Text">+96419 6061063</text:p>
      <text:p text:style-name="Preformatted_20_Text">92-154-6492591</text:p>
      <text:p text:style-name="Preformatted_20_Text">900 7708376</text:p>
      <text:p text:style-name="Preformatted_20_Text">906-8742323</text:p>
      <text:p text:style-name="Preformatted_20_Text">91-15-881</text:p>
      <text:p text:style-name="Preformatted_20_Text">+1 (548) 79-92761</text:p>
      <text:p text:style-name="Preformatted_20_Text">+5477530-32-139</text:p>
      <text:p text:style-name="Preformatted_20_Text">+36 208 4857062</text:p>
      <text:p text:style-name="Preformatted_20_Text">+71351 4782020</text:p>
      <text:p text:style-name="Preformatted_20_Text">47-759-6649639</text:p>
      <text:p text:style-name="Preformatted_20_Text">258 3980268</text:p>
      <text:p text:style-name="Preformatted_20_Text">936-6156631</text:p>
      <text:p text:style-name="Preformatted_20_Text">73-49-379</text:p>
      <text:p text:style-name="Preformatted_20_Text">+19 (396) 10-03531</text:p>
      <text:p text:style-name="Preformatted_20_Text">+1525061-57-629</text:p>
      <text:p text:style-name="Preformatted_20_Text">+69 815 5645249</text:p>
      <text:p text:style-name="Preformatted_20_Text">+5818 6938314</text:p>
      <text:p text:style-name="Preformatted_20_Text">14-298-6055001</text:p>
      <text:p text:style-name="Preformatted_20_Text">686 8382034</text:p>
      <text:p text:style-name="Preformatted_20_Text">726-4386519</text:p>
      <text:p text:style-name="Preformatted_20_Text">93-62-712</text:p>
      <text:p text:style-name="Preformatted_20_Text">+30 (684) 10-32420</text:p>
      <text:p text:style-name="Preformatted_20_Text">+1835285-85-014</text:p>
      <text:p text:style-name="Preformatted_20_Text">+34 931 6491591</text:p>
      <text:p text:style-name="Preformatted_20_Text"><text:soft-page-break/>+56756 5125010</text:p>
      <text:p text:style-name="Preformatted_20_Text">70-718-9697692</text:p>
      <text:p text:style-name="Preformatted_20_Text">629 8974062</text:p>
      <text:p text:style-name="Preformatted_20_Text">483-4700515</text:p>
      <text:p text:style-name="Preformatted_20_Text">29-15-410</text:p>
      <text:p text:style-name="Preformatted_20_Text">+23 (993) 47-46385</text:p>
      <text:p text:style-name="Preformatted_20_Text">+2257169-01-680</text:p>
      <text:p text:style-name="Preformatted_20_Text">+82 194 3051694</text:p>
      <text:p text:style-name="Preformatted_20_Text">+85254 4052253</text:p>
      <text:p text:style-name="Preformatted_20_Text">98-966-7550207</text:p>
      <text:p text:style-name="Preformatted_20_Text">336 9072154</text:p>
      <text:p text:style-name="Preformatted_20_Text">453-7176170</text:p>
      <text:p text:style-name="Preformatted_20_Text">37-41-612</text:p>
      <text:p text:style-name="Preformatted_20_Text">+75 (192) 61-98999</text:p>
      <text:p text:style-name="Preformatted_20_Text">+4943258-93-657</text:p>
      <text:p text:style-name="Preformatted_20_Text">+39 324 9348958</text:p>
      <text:p text:style-name="Preformatted_20_Text">+89736 9533159</text:p>
      <text:p text:style-name="Preformatted_20_Text">59-980-1603384</text:p>
      <text:p text:style-name="Preformatted_20_Text">969 4724836</text:p>
      <text:p text:style-name="Preformatted_20_Text">235-4377822</text:p>
      <text:p text:style-name="Preformatted_20_Text">18-77-060</text:p>
      <text:p text:style-name="Preformatted_20_Text">+24 (537) 52-09708</text:p>
      <text:p text:style-name="Preformatted_20_Text">+1062324-84-730</text:p>
      <text:p text:style-name="Preformatted_20_Text">+63 921 8601551</text:p>
      <text:p text:style-name="Preformatted_20_Text">+7576 2042132</text:p>
      <text:p text:style-name="Preformatted_20_Text">4-927-6617964</text:p>
      <text:p text:style-name="Preformatted_20_Text"><text:soft-page-break/>542 1469967</text:p>
      <text:p text:style-name="Preformatted_20_Text">367-2321515</text:p>
      <text:p text:style-name="Preformatted_20_Text">39-76-3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Courier" style:font-size-asian="10pt" style:font-name-complex="Cousin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80" meta:word-count="140" meta:character-count="1066"/>
    <meta:creation-date>2020-03-13T10:40:14</meta:creation-date>
    <meta:editing-duration>P0D</meta:editing-duration>
    <meta:editing-cycles>1</meta:editing-cycles>
    <meta:generator>OpenOffice/4.1.1$FreeBSD/amd64 OpenOffice.org_project/411m6$Build-9775</meta:generator>
  </office:meta>
</office:document-meta>
</file>